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06BE4BB3CC.png"/>
  <manifest:file-entry manifest:media-type="image/png" manifest:full-path="Pictures/10000000000002EB0000000BDD327AE7.png"/>
  <manifest:file-entry manifest:media-type="image/png" manifest:full-path="Pictures/100000000000019F00000006303933BB.png"/>
  <manifest:file-entry manifest:media-type="image/png" manifest:full-path="Pictures/100000000000031A000000253878D4FB.png"/>
  <manifest:file-entry manifest:media-type="image/png" manifest:full-path="Pictures/10000000000002EB0000000B51B078AE.png"/>
  <manifest:file-entry manifest:media-type="image/png" manifest:full-path="Pictures/100000000000000E0000000899484E4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jpeg" manifest:full-path="Pictures/mail.png"/>
  <manifest:file-entry manifest:media-type="image/jpeg" manifest:full-path="Pictures/m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0.02cm" fo:margin-left="0.437cm" fo:margin-right="0.542cm" table:align="margins"/>
    </style:style>
    <style:style style:name="Table1.A" style:family="table-column">
      <style:table-column-properties style:column-width="14.709cm" style:rel-column-width="48149*"/>
    </style:style>
    <style:style style:name="Table1.B" style:family="table-column">
      <style:table-column-properties style:column-width="5.311cm" style:rel-column-width="17386*"/>
    </style:style>
    <style:style style:name="Table1.1" style:family="table-row">
      <style:table-row-properties style:min-row-height="0.499cm" fo:background-color="transparent">
        <style:background-image/>
      </style:table-row-properties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" fo:padding="0.097cm" fo:border="none"/>
    </style:style>
    <style:style style:name="Table3" style:family="table">
      <style:table-properties style:width="20.373cm" fo:margin-top="0.15cm" fo:margin-bottom="0cm" table:align="righ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2.822cm"/>
    </style:style>
    <style:style style:name="Table3.C" style:family="table-column">
      <style:table-column-properties style:column-width="16.933cm"/>
    </style:style>
    <style:style style:name="Table3.A1" style:family="table-cell">
      <style:table-cell-properties style:vertical-align="bottom" fo:padding="0cm" fo:border="none"/>
    </style:style>
    <style:style style:name="Table4" style:family="table">
      <style:table-properties style:width="20.408cm" fo:margin-top="0.15cm" fo:margin-bottom="0cm" table:align="right"/>
    </style:style>
    <style:style style:name="Table4.A" style:family="table-column">
      <style:table-column-properties style:column-width="0.653cm"/>
    </style:style>
    <style:style style:name="Table4.B" style:family="table-column">
      <style:table-column-properties style:column-width="2.999cm"/>
    </style:style>
    <style:style style:name="Table4.C" style:family="table-column">
      <style:table-column-properties style:column-width="16.757cm"/>
    </style:style>
    <style:style style:name="Table4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20.408cm" fo:margin-top="0.15cm" fo:margin-bottom="0cm" table:align="right"/>
    </style:style>
    <style:style style:name="Table5.A" style:family="table-column">
      <style:table-column-properties style:column-width="0.67cm"/>
    </style:style>
    <style:style style:name="Table5.B" style:family="table-column">
      <style:table-column-properties style:column-width="2.593cm"/>
    </style:style>
    <style:style style:name="Table5.C" style:family="table-column">
      <style:table-column-properties style:column-width="17.145cm"/>
    </style:style>
    <style:style style:name="Table5.A1" style:family="table-cell">
      <style:table-cell-properties style:vertical-align="bottom" fo:padding="0cm" fo:border="none"/>
    </style:style>
    <style:style style:name="Table6" style:family="table">
      <style:table-properties style:width="20.426cm" fo:margin-top="0.15cm" fo:margin-bottom="0cm" table:align="right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4.11cm"/>
    </style:style>
    <style:style style:name="Table6.C" style:family="table-column">
      <style:table-column-properties style:column-width="15.628cm"/>
    </style:style>
    <style:style style:name="Table6.A1" style:family="table-cell">
      <style:table-cell-properties style:vertical-align="bottom" fo:padding="0cm" fo:border="none"/>
    </style:style>
    <style:style style:name="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6pt" style:font-size-asian="6pt" style:font-size-complex="6pt"/>
    </style:style>
    <style:style style:name="P3" style:family="paragraph" style:parent-style-name="Sub_5f_title">
      <style:paragraph-properties fo:margin-left="0.817cm" fo:margin-right="-0.004cm" fo:text-indent="0cm" style:auto-text-indent="false"/>
    </style:style>
    <style:style style:name="P4" style:family="paragraph" style:parent-style-name="Sub_5f_title">
      <style:paragraph-properties fo:margin-left="0.829cm" fo:margin-right="-0.004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6" style:family="paragraph" style:parent-style-name="body_5f_cv">
      <style:paragraph-properties fo:margin-left="1.596cm" fo:margin-right="0.591cm" fo:text-indent="-0.385cm" style:auto-text-indent="false">
        <style:tab-stops/>
      </style:paragraph-properties>
    </style:style>
    <style:style style:name="P7" style:family="paragraph" style:parent-style-name="body_5f_cv">
      <style:paragraph-properties fo:margin-left="1.584cm" fo:margin-right="0.591cm" fo:text-indent="-0.358cm" style:auto-text-indent="false">
        <style:tab-stops/>
      </style:paragraph-properties>
    </style:style>
    <style:style style:name="P8" style:family="paragraph" style:parent-style-name="body_5f_cv">
      <style:paragraph-properties fo:margin-left="1.61cm" fo:margin-right="0.552cm" fo:text-indent="-0.385cm" style:auto-text-indent="false">
        <style:tab-stops/>
      </style:paragraph-properties>
    </style:style>
    <style:style style:name="P9" style:family="paragraph" style:parent-style-name="tpl_5f_txt_5f_small" style:master-page-name="">
      <style:paragraph-properties style:page-number="auto"/>
    </style:style>
    <style:style style:name="P10" style:family="paragraph" style:parent-style-name="txt_20_bio">
      <style:paragraph-properties fo:margin-left="1.058cm" fo:margin-right="1.147cm" fo:text-indent="0cm" style:auto-text-indent="false"/>
    </style:style>
    <style:style style:name="P11" style:family="paragraph" style:parent-style-name="contact_5f_info">
      <style:paragraph-properties fo:margin-left="0.49cm" fo:margin-right="0cm" fo:text-indent="-0.499cm" style:auto-text-indent="false">
        <style:tab-stops/>
      </style:paragraph-properties>
    </style:style>
    <style:style style:name="P12" style:family="paragraph" style:parent-style-name="contact_5f_info">
      <style:paragraph-properties fo:margin-left="0.49cm" fo:margin-right="0cm" fo:text-indent="-0.51cm" style:auto-text-indent="false">
        <style:tab-stops/>
      </style:paragraph-properties>
    </style:style>
    <style:style style:name="T1" style:family="text">
      <style:text-properties fo:color="#5f84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V_5f_Header">Amaury Brisou</text:p>
            <text:p text:style-name="sub_5f_header">Analyste Programmeur</text:p>
            <text:p text:style-name="info_5f_user">26 ans<text:line-break/>Permis de conduire</text:p>
          </table:table-cell>
          <table:table-cell table:style-name="Table1.B1" table:number-rows-spanned="2" office:value-type="string">
            <text:p text:style-name="P12"><draw:frame draw:style-name="fr1" draw:name="mail" text:anchor-type="as-char" svg:width="0.317499996cm" svg:height="0.291041663cm" draw:z-index="3"><draw:image xlink:href="Pictures/mail.png" xlink:type="simple" xlink:show="embed" xlink:actuate="onLoad"/></draw:frame> <text:s/>amaury.brisou@gmail.com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title_5f_my_5f_online_5f_resume">Mon CV en ligne: <text:span text:style-name="T1">www.doyoubuzz.com/amaury-brisou</text:span></text:p>
          </table:table-cell>
          <table:covered-table-cell/>
        </table:table-row>
      </table:table>
      <text:p text:style-name="Text_20_body"><draw:frame draw:style-name="fr1" draw:name="graphics1" text:anchor-type="as-char" svg:width="20.999cm" svg:height="0.564cm" draw:z-index="0"><draw:image xlink:href="Pictures/100000000000031A000000253878D4FB.png" xlink:type="simple" xlink:show="embed" xlink:actuate="onLoad"/></draw:frame></text:p>
      <text:p text:style-name="P9">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draw:frame draw:style-name="fr1" draw:name="graphics2" text:anchor-type="as-char" svg:width="0.582cm" svg:height="0.159cm" draw:z-index="1"><draw:image xlink:href="Pictures/100000000000001600000006BE4BB3CC.png" xlink:type="simple" xlink:show="embed" xlink:actuate="onLoad"/></draw:frame></text:p>
          </table:table-cell>
          <table:table-cell table:style-name="Table3.A1" office:value-type="string">
            <text:p text:style-name="Title_5f_niv1">Expériences</text:p>
          </table:table-cell>
          <table:table-cell table:style-name="Table3.A1" office:value-type="string">
            <text:p text:style-name="P5"><draw:frame draw:style-name="fr3" draw:name="graphics3" text:anchor-type="as-char" svg:width="16.457cm" svg:height="0.159cm" draw:z-index="2"><draw:image xlink:href="Pictures/100000000000019F00000006303933BB.png" xlink:type="simple" xlink:show="embed" xlink:actuate="onLoad"/></draw:frame></text:p>
          </table:table-cell>
        </table:table-row>
      </table:table>
      <text:p text:style-name="tpl_5f_txt_5f_small"/>
      <text:p text:style-name="title_5f_niv2">Développeur Système &amp; Web</text:p>
      <text:p text:style-name="P3">Sanspapier.com : Moteur de Recommandation - Paris, France - CDI - Février 2012, Juillet 2013</text:p>
      <text:p text:style-name="tpl_5f_txt_5f_small"/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Développement d'un moteur de recherche en Java intégrant la librairie d'analyse sémantique Unitex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Extraction et pondération de mot-clés extraits de corpus de texte afin de créer une liste de livre recommandés autour de chaque livre que compose la librairie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Déploiement d'un cluster Hadoop et Développement Map/Reduce de traitement de donnés texte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Intégration des systèmes de payement en ligne (socgen)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Installation et Maintenance des Réseaux Informatiques</text:p>
      <text:p text:style-name="tpl_5f_txt_5f_small"/>
      <text:p text:style-name="title_5f_niv2">Administrateur Système &amp; Réseau </text:p>
      <text:p text:style-name="P3">Carrefour Market - Bourges, France - CDD - Septembre 2009, Juillet 2010</text:p>
      <text:p text:style-name="tpl_5f_txt_5f_small"/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Maintenance du réseau de production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Développement d'une application de gestion du matériel en JAVA (JDBC)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Migration de Serveurs (Mail Exchange vers Lotus,Impression...)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Assistance aux utilisateurs</text:p>
      <text:p text:style-name="tpl_5f_txt_5f_small"/>
      <text:p text:style-name="title_5f_niv2">Réparateur d'ordinateur portable</text:p>
      <text:p text:style-name="P3">Librenberry - Bourges, France - CDD - Septembre 2008, Juin 2009</text:p>
      <text:p text:style-name="tpl_5f_txt_5f_small"/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Diagnostic &amp; Réparation des pannes matérielles et logiciels (PC,Mac)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Dépannage logiciel des système Linux Debian</text:p>
      <text:p text:style-name="P6"><draw:frame draw:style-name="fr4" draw:name="graphics4" text:anchor-type="as-char" svg:y="-0.224cm" svg:width="0.37cm" svg:height="0.212cm" draw:z-index="3"><draw:image xlink:href="Pictures/100000000000000E0000000899484E47.png" xlink:type="simple" xlink:show="embed" xlink:actuate="onLoad"/></draw:frame>Gestion du site e-commerce</text:p>
      <text:p text:style-name="tpl_5f_txt_5f_small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draw:frame draw:style-name="fr1" draw:name="graphics5" text:anchor-type="as-char" svg:width="0.582cm" svg:height="0.159cm" draw:z-index="4"><draw:image xlink:href="Pictures/100000000000001600000006BE4BB3CC.png" xlink:type="simple" xlink:show="embed" xlink:actuate="onLoad"/></draw:frame></text:p>
          </table:table-cell>
          <table:table-cell table:style-name="Table4.A1" office:value-type="string">
            <text:p text:style-name="Title_5f_niv1">Compétences </text:p>
          </table:table-cell>
          <table:table-cell table:style-name="Table4.A1" office:value-type="string">
            <text:p text:style-name="P5"><draw:frame draw:style-name="fr3" draw:name="graphics6" text:anchor-type="as-char" svg:width="16.422cm" svg:height="0.159cm" draw:z-index="5"><draw:image xlink:href="Pictures/100000000000019F00000006303933BB.png" xlink:type="simple" xlink:show="embed" xlink:actuate="onLoad"/></draw:frame></text:p>
          </table:table-cell>
        </table:table-row>
      </table:table>
      <text:p text:style-name="tpl_5f_txt_5f_small"> </text:p>
      <text:p text:style-name="title_5f_niv2">Administration Système &amp; Réseau </text:p>
      <text:p text:style-name="tpl_5f_txt_5f_small">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Apache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Hadoop &amp; HDFS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Apache Nutch Crawler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Apache Solr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Xen Hyperviseur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LVM &amp; VRAID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Iptables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Subversion</text:p>
      <text:p text:style-name="tpl_5f_txt_5f_small"> </text:p>
      <text:p text:style-name="title_5f_niv2">Java </text:p>
      <text:p text:style-name="tpl_5f_txt_5f_small">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Executor Framework : MultiThread &amp; Concurrency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Hadoop Map/Reduce Algorithms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Maven 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Apache Solr 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Neo4J Graph Database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JDBC : Hibernate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Log4j : Logging Framework</text:p>
      <text:p text:style-name="tpl_5f_txt_5f_small"> </text:p>
      <text:p text:style-name="title_5f_niv2">Javascript </text:p>
      <text:p text:style-name="tpl_5f_txt_5f_small">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Nodejs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AJAX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Web Socket &amp; Web Worker &amp; WebRTC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WebGL : Threejs, Cannonjs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JQuery</text:p>
      <text:p text:style-name="tpl_5f_txt_5f_small"> </text:p>
      <text:p text:style-name="title_5f_niv2">Général </text:p>
      <text:p text:style-name="tpl_5f_txt_5f_small">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Regex Java, Grep et Egrep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Python </text:p>
      <text:p text:style-name="P7"><draw:frame draw:style-name="fr4" draw:name="graphics7" text:anchor-type="as-char" svg:y="-0.224cm" svg:width="0.37cm" svg:height="0.212cm" draw:z-index="6"><draw:image xlink:href="Pictures/100000000000000E0000000899484E47.png" xlink:type="simple" xlink:show="embed" xlink:actuate="onLoad"/></draw:frame>Langage C, Makefile, Compilation &amp; Debugging</text:p>
      <text:p text:style-name="tpl_5f_txt_5f_small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draw:frame draw:style-name="fr1" draw:name="graphics8" text:anchor-type="as-char" svg:width="0.582cm" svg:height="0.159cm" draw:z-index="7"><draw:image xlink:href="Pictures/100000000000001600000006BE4BB3CC.png" xlink:type="simple" xlink:show="embed" xlink:actuate="onLoad"/></draw:frame></text:p>
          </table:table-cell>
          <table:table-cell table:style-name="Table5.A1" office:value-type="string">
            <text:p text:style-name="Title_5f_niv1">Formations </text:p>
          </table:table-cell>
          <table:table-cell table:style-name="Table5.A1" office:value-type="string">
            <text:p text:style-name="P5"><draw:frame draw:style-name="fr3" draw:name="graphics9" text:anchor-type="as-char" svg:width="16.387cm" svg:height="0.159cm" draw:z-index="8"><draw:image xlink:href="Pictures/100000000000019F00000006303933BB.png" xlink:type="simple" xlink:show="embed" xlink:actuate="onLoad"/></draw:frame></text:p>
          </table:table-cell>
        </table:table-row>
      </table:table>
      <text:p text:style-name="tpl_5f_txt_5f_small"> </text:p>
      <text:p text:style-name="title_5f_niv2">Baccalauréat Science et Technique Industriel : Electronique - Lycée Pierre-Emile Martin </text:p>
      <text:p text:style-name="P4">Juin 2005 - Juin 2006 </text:p>
      <text:p text:style-name="tpl_5f_txt_5f_small"> </text:p>
      <text:p text:style-name="P8"><draw:frame draw:style-name="fr4" draw:name="graphics10" text:anchor-type="as-char" svg:y="-0.224cm" svg:width="0.37cm" svg:height="0.212cm" draw:z-index="9"><draw:image xlink:href="Pictures/100000000000000E0000000899484E47.png" xlink:type="simple" xlink:show="embed" xlink:actuate="onLoad"/></draw:frame>Ce baccalauréat m'a permis d'apprendre avec joie les bases de l'électricité, la programmation de chipset et l'électronique.</text:p>
      <text:p text:style-name="tpl_5f_txt_5f_small">  </text:p>
      <text:p text:style-name="title_5f_niv2">BTS Informatique de Gestion : Administrateur de Réseau Locaux - ISCB </text:p>
      <text:p text:style-name="P4">Septembre 2008 - Juin 2010 </text:p>
      <text:p text:style-name="tpl_5f_txt_5f_small"> </text:p>
      <text:p text:style-name="P8"><draw:frame draw:style-name="fr4" draw:name="graphics10" text:anchor-type="as-char" svg:y="-0.224cm" svg:width="0.37cm" svg:height="0.212cm" draw:z-index="9"><draw:image xlink:href="Pictures/100000000000000E0000000899484E47.png" xlink:type="simple" xlink:show="embed" xlink:actuate="onLoad"/></draw:frame>Formation visant à Installer et gérer un parc informatique et administrer un réseau dans les PME-PMI.</text:p>
      <text:p text:style-name="tpl_5f_txt_5f_small"> 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<draw:frame draw:style-name="fr1" draw:name="graphics12" text:anchor-type="as-char" svg:width="0.582cm" svg:height="0.159cm" draw:z-index="10"><draw:image xlink:href="Pictures/100000000000001600000006BE4BB3CC.png" xlink:type="simple" xlink:show="embed" xlink:actuate="onLoad"/></draw:frame></text:p>
          </table:table-cell>
          <table:table-cell table:style-name="Table6.A1" office:value-type="string">
            <text:p text:style-name="Title_5f_niv1">Centres d'intérêts</text:p>
          </table:table-cell>
          <table:table-cell table:style-name="Table6.A1" office:value-type="string">
            <text:p text:style-name="P5"><draw:frame draw:style-name="fr3" draw:name="graphics13" text:anchor-type="as-char" svg:width="14.822cm" svg:height="0.159cm" draw:z-index="11"><draw:image xlink:href="Pictures/100000000000019F00000006303933BB.png" xlink:type="simple" xlink:show="embed" xlink:actuate="onLoad"/></draw:frame></text:p>
          </table:table-cell>
        </table:table-row>
      </table:table>
      <text:p text:style-name="tpl_5f_txt_5f_small"> </text:p>
      <text:p text:style-name="title_5f_niv2">Musique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Surf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Coder sur TopCoder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Histoire antique</text:p>
      <text:p text:style-name="tpl_5f_txt_5f_small"> </text:p>
      <text:p text:style-name="title_5f_niv2">Informatique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Blog : http://puzzledge.eu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Jeu Vidéo en WebGL : http://maze.puzzledge.eu</text:p>
      <text:p text:style-name="tpl_5f_txt_5f_small"/>
      <text:p text:style-name="body_5f_cv"><draw:frame draw:style-name="fr4" draw:name="graphics11" text:anchor-type="as-char" svg:y="-0.224cm" svg:width="0.37cm" svg:height="0.212cm" draw:z-index="12"><draw:image xlink:href="Pictures/100000000000000E0000000899484E47.png" xlink:type="simple" xlink:show="embed" xlink:actuate="onLoad"/></draw:frame>Librairie WW : Web Worker Easily : http://ww.puzzledge.eu</text:p>
      <text:p text:style-name="tpl_5f_txt_5f_small"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5f849c"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text-indent="0cm" style:auto-text-indent="false" fo:background-color="transparent" style:shadow="none">
        <style:background-image/>
      </style:paragraph-properties>
      <style:text-properties fo:color="#4a4a4a" style:font-name="Arial1" fo:font-size="8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a4a4a" style:font-name="Arial1" fo:font-size="7pt" style:font-size-asian="10.5pt"/>
    </style:style>
    <style:style style:name="text_5f_header" style:display-name="text_header" style:family="paragraph" style:parent-style-name="Text"/>
    <style:style style:name="Text" style:family="paragraph" style:parent-style-name="Caption" style:class="extra"/>
    <style:style style:name="Sub_20_title_20_header" style:display-name="Sub title header" style:family="paragraph" style:parent-style-name="Text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o_5f_title" style:display-name="bio_title" style:family="paragraph" style:parent-style-name="Table_20_Contents" style:master-page-name="">
      <style:paragraph-properties fo:margin-left="1cm" fo:margin-right="1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4c4c4c" fo:font-size="12.5pt" fo:font-weight="bold" style:font-size-asian="10.5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itle_5f_niv1" style:display-name="Title_niv1" style:family="paragraph" style:next-style-name="Marginalia" style:master-page-name="">
      <style:paragraph-properties fo:text-align="center" style:justify-single-word="false" style:page-number="auto"/>
      <style:text-properties fo:color="#4c4c4c" style:font-name="Arial2" fo:font-size="12.5pt" fo:font-weight="bold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_5f_niv2_5f_right" style:display-name="Title_niv2_right" style:family="paragraph" style:parent-style-name="Title_5f_niv1">
      <style:paragraph-properties fo:text-align="start" style:justify-single-word="false"/>
      <style:text-properties fo:color="#4a4a4a" fo:font-size="9pt" style:font-size-asian="10.5pt"/>
    </style:style>
    <style:style style:name="info_5f_user" style:display-name="info_user" style:family="paragraph" style:parent-style-name="Table_20_Contents">
      <style:text-properties fo:color="#4c4c4c" fo:font-size="8.5pt" style:font-size-asian="10.5pt"/>
    </style:style>
    <style:style style:name="url_5f_CV" style:display-name="url_CV" style:family="paragraph" style:parent-style-name="text_5f_header" style:master-page-name="">
      <style:paragraph-properties fo:margin-top="0.109cm" fo:margin-bottom="0cm" fo:line-height="100%" style:page-number="auto"/>
      <style:text-properties fo:color="#5f849c" style:font-name="Arial1" fo:font-size="10.5pt" fo:font-style="normal" style:font-weight-asian="normal" style:font-weight-complex="normal"/>
    </style:style>
    <style:style style:name="Sub_5f_title" style:display-name="Sub_title" style:family="paragraph" style:parent-style-name="Text_20_body" style:master-page-name="">
      <style:paragraph-properties fo:margin-top="0cm" fo:margin-bottom="0cm" style:page-number="auto"/>
      <style:text-properties fo:color="#808080" fo:font-size="7.5pt" fo:font-style="italic" style:font-size-asian="10.5pt"/>
    </style:style>
    <style:style style:name="tpl_5f_txt_5f_small" style:display-name="tpl_txt_small" style:family="paragraph" style:parent-style-name="Text_20_body">
      <style:text-properties fo:font-size="2pt" style:font-size-asian="10.5pt"/>
    </style:style>
    <style:style style:name="sub_5f_header" style:display-name="sub_header" style:family="paragraph" style:parent-style-name="Text_20_body" style:master-page-name="">
      <style:paragraph-properties fo:margin-top="0cm" fo:margin-bottom="0cm" style:page-number="auto"/>
      <style:text-properties fo:color="#5f849c" fo:font-size="12pt" style:font-size-asian="10.5pt"/>
    </style:style>
    <style:style style:name="title_5f_my_5f_online_5f_resume" style:display-name="title_my_online_resume" style:family="paragraph" style:master-page-name="">
      <style:paragraph-properties style:page-number="auto"/>
      <style:text-properties fo:color="#dadada" style:font-name="Arial1" fo:font-size="10pt" fo:font-weight="bold" style:font-size-asian="10.5pt"/>
    </style:style>
    <style:style style:name="CV_5f_Header" style:display-name="CV_Header" style:family="paragraph" style:next-style-name="sub_5f_header" style:master-page-name="">
      <style:paragraph-properties fo:line-height="0.559cm" style:page-number="auto"/>
      <style:text-properties fo:color="#5f849c" style:font-name="Arial2" fo:font-size="17pt" fo:font-weight="bold" style:font-size-asian="10.5pt"/>
    </style:style>
    <style:style style:name="title_5f_niv2" style:display-name="title_niv2" style:family="paragraph">
      <style:paragraph-properties fo:margin-left="0.801cm" fo:margin-right="0cm" fo:margin-top="0.049cm" fo:margin-bottom="0cm" fo:text-indent="0cm" style:auto-text-indent="false"/>
      <style:text-properties fo:color="#5f849c" style:font-name="Arial1" fo:font-size="11.3000001907349pt" fo:font-weight="bold" style:font-size-asian="10.5pt"/>
    </style:style>
    <style:style style:name="Footer" style:family="paragraph" style:parent-style-name="Standard" style:class="extra">
      <style:paragraph-properties fo:background-color="#5f849c" text:number-lines="false" text:line-number="0">
        <style:tab-stops>
          <style:tab-stop style:position="10.499cm" style:type="center"/>
          <style:tab-stop style:position="20.999cm" style:type="right"/>
        </style:tab-stops>
        <style:background-image/>
      </style:paragraph-properties>
      <style:text-properties style:font-size-asian="10.5pt"/>
    </style:style>
    <style:style style:name="body_5f_cv" style:display-name="body_cv" style:family="paragraph" style:parent-style-name="Text_20_body">
      <style:paragraph-properties fo:margin-left="1.3cm" fo:margin-right="0cm" fo:margin-top="0cm" fo:margin-bottom="0.101cm" fo:text-align="start" style:justify-single-word="false" fo:text-indent="0cm" style:auto-text-indent="false"/>
      <style:text-properties fo:font-size="8.5pt" style:font-size-asian="10.5pt"/>
    </style:style>
    <style:style style:name="txt_20_bio" style:display-name="txt bio" style:family="paragraph" style:parent-style-name="Table_20_Contents">
      <style:paragraph-properties fo:margin-left="1cm" fo:margin-right="1cm" fo:margin-top="0.049cm" fo:margin-bottom="0.15cm" fo:text-indent="0cm" style:auto-text-indent="false"/>
      <style:text-properties fo:font-size="8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5f_me_5f_title" style:display-name="contact_me_title" style:family="paragraph">
      <style:paragraph-properties fo:text-align="center" style:justify-single-word="false"/>
      <style:text-properties fo:color="#4a4a4a" style:font-name="Arial1" fo:font-size="9pt" style:font-size-asian="10.5pt"/>
    </style:style>
    <style:style style:name="footer_5f_bg" style:display-name="footer_bg" style:family="paragraph" style:parent-style-name="Footer"/>
    <style:style style:name="contact_5f_info" style:display-name="contact_info" style:family="paragraph" style:master-page-name="">
      <style:paragraph-properties style:page-number="auto"/>
      <style:text-properties style:font-name="Arial1" fo:font-size="8.5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0.45cm" fo:margin-bottom="0.291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0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8T17:19:18</meta:creation-date>
    <dc:date>2010-12-22T11:45:32.78</dc:date>
    <meta:editing-duration>PT33H45M24S</meta:editing-duration>
    <meta:editing-cycles>275</meta:editing-cycles>
    <meta:generator>OpenOffice.org/3.2$Win32 OpenOffice.org_project/320m18$Build-9502</meta:generator>
    <meta:document-statistic meta:table-count="5" meta:image-count="15" meta:object-count="0" meta:page-count="1" meta:paragraph-count="45" meta:word-count="163" meta:character-count="1146"/>
  </office:meta>
</office:document-meta>
</file>